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Raleway" svg:font-family="Ralewa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9167in"/>
    </style:style>
    <style:style style:name="Table1.B" style:family="table-column">
      <style:table-column-properties style:column-width="3.0104in"/>
    </style:style>
    <style:style style:name="Table1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71in" fo:margin-left="0in" table:align="left" style:may-break-between-rows="false"/>
    </style:style>
    <style:style style:name="Table2.A" style:family="table-column">
      <style:table-column-properties style:column-width="2.4479in"/>
    </style:style>
    <style:style style:name="Table2.B" style:family="table-column">
      <style:table-column-properties style:column-width="4.4792in"/>
    </style:style>
    <style:style style:name="Table2.A1" style:family="table-cell">
      <style:table-cell-properties fo:padding="0.0382in" fo:border="none"/>
    </style:style>
    <style:style style:name="Table6" style:family="table">
      <style:table-properties style:width="4.4028in" table:align="margins"/>
    </style:style>
    <style:style style:name="Table6.A" style:family="table-column">
      <style:table-column-properties style:column-width="2.4688in" style:rel-column-width="36747*"/>
    </style:style>
    <style:style style:name="Table6.B" style:family="table-column">
      <style:table-column-properties style:column-width="1.934in" style:rel-column-width="28788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4.4028in" table:align="margins"/>
    </style:style>
    <style:style style:name="Table3.A" style:family="table-column">
      <style:table-column-properties style:column-width="2.4688in" style:rel-column-width="36747*"/>
    </style:style>
    <style:style style:name="Table3.B" style:family="table-column">
      <style:table-column-properties style:column-width="1.934in" style:rel-column-width="2878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4028in" table:align="margins"/>
    </style:style>
    <style:style style:name="Table4.A" style:family="table-column">
      <style:table-column-properties style:column-width="2.4688in" style:rel-column-width="36747*"/>
    </style:style>
    <style:style style:name="Table4.B" style:family="table-column">
      <style:table-column-properties style:column-width="1.934in" style:rel-column-width="2878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4.4028in" table:align="margins"/>
    </style:style>
    <style:style style:name="Table5.A" style:family="table-column">
      <style:table-column-properties style:column-width="1.5833in" style:rel-column-width="23567*"/>
    </style:style>
    <style:style style:name="Table5.B" style:family="table-column">
      <style:table-column-properties style:column-width="2.8194in" style:rel-column-width="41968*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Raleway" fo:font-size="36pt" officeooo:rsid="000204af" officeooo:paragraph-rsid="000204af" style:font-size-asian="36pt" style:font-size-complex="36pt"/>
    </style:style>
    <style:style style:name="P2" style:family="paragraph" style:parent-style-name="Table_20_Contents">
      <style:paragraph-properties fo:text-align="start" style:justify-single-word="false"/>
      <style:text-properties style:font-name="Raleway" fo:font-size="16pt" fo:font-weight="normal" officeooo:rsid="0003be9e" officeooo:paragraph-rsid="0003be9e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Raleway" fo:font-size="16pt" fo:font-weight="normal" officeooo:rsid="0003f9b4" officeooo:paragraph-rsid="0003f9b4" style:font-size-asian="16pt" style:font-weight-asian="normal" style:font-size-complex="16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Raleway" fo:font-size="16pt" fo:font-weight="normal" officeooo:rsid="00078103" officeooo:paragraph-rsid="00078103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Raleway" fo:font-size="16pt" fo:font-weight="normal" officeooo:rsid="0013e08d" officeooo:paragraph-rsid="0013e08d" style:font-size-asian="16pt" style:font-weight-asian="normal" style:font-size-complex="16pt" style:font-weight-complex="normal"/>
    </style:style>
    <style:style style:name="P6" style:family="paragraph" style:parent-style-name="Table_20_Contents">
      <style:text-properties style:font-name="Raleway" fo:font-size="16pt" officeooo:rsid="00084d0d" officeooo:paragraph-rsid="00084d0d" style:font-size-asian="16pt" style:font-size-complex="16pt"/>
    </style:style>
    <style:style style:name="P7" style:family="paragraph" style:parent-style-name="Table_20_Contents">
      <style:text-properties style:font-name="Raleway" fo:font-size="16pt" officeooo:rsid="00084d0d" officeooo:paragraph-rsid="00084d0d" style:font-size-asian="14pt" style:font-size-complex="16pt"/>
    </style:style>
    <style:style style:name="P8" style:family="paragraph" style:parent-style-name="Table_20_Contents">
      <style:text-properties style:font-name="Droid Serif" fo:font-size="10pt" fo:font-weight="bold" officeooo:rsid="000204af" officeooo:paragraph-rsid="000204af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Droid Serif" fo:font-size="10pt" fo:font-weight="bold" officeooo:rsid="0009eaef" officeooo:paragraph-rsid="0009eaef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Droid Serif" fo:font-size="10pt" fo:font-weight="bold" officeooo:rsid="000eca11" officeooo:paragraph-rsid="000eca11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Droid Serif" fo:font-size="10pt" fo:font-weight="bold" officeooo:rsid="00100e3f" officeooo:paragraph-rsid="00100e3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bold" officeooo:rsid="0003be9e" officeooo:paragraph-rsid="0003be9e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roid Serif" fo:font-size="10pt" fo:font-weight="bold" officeooo:rsid="00156fa1" officeooo:paragraph-rsid="00156fa1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bold" officeooo:rsid="0006e477" officeooo:paragraph-rsid="0006e477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bold" officeooo:rsid="00078103" officeooo:paragraph-rsid="00078103" style:font-size-asian="8.75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bold" officeooo:rsid="00057d6b" officeooo:paragraph-rsid="00057d6b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3f9b4" officeooo:paragraph-rsid="0003f9b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Droid Serif" fo:font-size="10pt" fo:font-weight="normal" officeooo:rsid="000a119a" officeooo:paragraph-rsid="000a119a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Droid Serif" fo:font-size="10pt" fo:font-weight="normal" officeooo:rsid="000eca11" officeooo:paragraph-rsid="000eca11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3be9e" officeooo:paragraph-rsid="0003be9e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Droid Serif" fo:font-size="10pt" fo:font-weight="normal" officeooo:rsid="00156fa1" officeooo:paragraph-rsid="00156fa1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3f9b4" officeooo:paragraph-rsid="0003f9b4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78103" officeooo:paragraph-rsid="00078103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78103" officeooo:paragraph-rsid="0006e477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57d6b" officeooo:paragraph-rsid="00057d6b" style:font-size-asian="8.75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57d6b" officeooo:paragraph-rsid="00122497" style:font-size-asian="8.75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06e477" officeooo:paragraph-rsid="0006e477" style:font-size-asian="8.75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100e3f" officeooo:paragraph-rsid="00078103" style:font-size-asian="8.75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0.0209in"/>
        </style:tab-stops>
      </style:paragraph-properties>
      <style:text-properties style:font-name="Droid Serif" fo:font-size="10pt" fo:font-weight="normal" officeooo:rsid="0013e08d" officeooo:paragraph-rsid="0003f9b4" style:font-size-asian="8.75pt" style:font-weight-asian="normal" style:font-size-complex="10pt" style:font-weight-complex="normal"/>
    </style:style>
    <style:style style:name="P30" style:family="paragraph" style:parent-style-name="Table_20_Contents">
      <style:text-properties style:font-name="Droid Serif" fo:font-size="10pt" officeooo:rsid="000eca11" officeooo:paragraph-rsid="000eca11" style:font-size-asian="8.75pt" style:font-size-complex="10pt"/>
    </style:style>
    <style:style style:name="P31" style:family="paragraph" style:parent-style-name="Table_20_Contents">
      <style:text-properties style:font-name="Droid Serif" fo:font-size="10pt" officeooo:rsid="000eca11" officeooo:paragraph-rsid="000eca11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Droid Serif" fo:font-size="10pt" officeooo:rsid="000eca11" officeooo:paragraph-rsid="000eca11" style:font-size-asian="10pt" style:font-size-complex="10pt"/>
    </style:style>
    <style:style style:name="P33" style:family="paragraph" style:parent-style-name="Table_20_Contents">
      <style:text-properties style:font-name="Droid Serif" fo:font-size="10pt" officeooo:rsid="000eca11" officeooo:paragraph-rsid="00122497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Droid Serif" fo:font-size="10pt" officeooo:rsid="0009eaef" officeooo:paragraph-rsid="000eca11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Droid Serif" fo:font-size="10pt" officeooo:rsid="00100e3f" officeooo:paragraph-rsid="00100e3f" style:font-size-asian="10pt" style:font-size-complex="10pt"/>
    </style:style>
    <style:style style:name="P36" style:family="paragraph" style:parent-style-name="Table_20_Contents">
      <style:text-properties style:font-name="Droid Serif" fo:font-size="10pt" officeooo:rsid="00100e3f" officeooo:paragraph-rsid="00100e3f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Droid Serif" fo:font-size="10pt" officeooo:rsid="00156fa1" officeooo:paragraph-rsid="00156fa1" style:font-size-asian="10pt" style:font-size-complex="10pt"/>
    </style:style>
    <style:style style:name="P38" style:family="paragraph" style:parent-style-name="Table_20_Contents">
      <style:paragraph-properties fo:margin-left="0in" fo:margin-right="0.1252in" fo:text-indent="0in" style:auto-text-indent="false" text:number-lines="false" text:line-number="0"/>
      <style:text-properties style:font-name="Droid Serif" fo:font-size="10pt" fo:font-weight="bold" officeooo:rsid="000204af" officeooo:paragraph-rsid="000204af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in" fo:margin-right="0.1252in" fo:text-indent="0in" style:auto-text-indent="false" text:number-lines="false" text:line-number="0"/>
      <style:text-properties style:font-name="Droid Serif" fo:font-size="10pt" fo:font-weight="bold" officeooo:rsid="00100e3f" officeooo:paragraph-rsid="00100e3f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Raleway" fo:font-size="10.5pt" fo:font-weight="normal" officeooo:rsid="0003be9e" officeooo:paragraph-rsid="0003be9e" style:font-size-asian="9.14999961853027pt" style:font-weight-asian="normal" style:font-size-complex="10.5pt" style:font-weight-complex="normal"/>
    </style:style>
    <style:style style:name="P41" style:family="paragraph" style:parent-style-name="Table_20_Contents">
      <style:text-properties style:font-name="Droid Serif" fo:font-size="10pt" fo:font-weight="normal" officeooo:rsid="00188dce" officeooo:paragraph-rsid="00156fa1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a95f"/>
    </style:style>
    <style:style style:name="T3" style:family="text">
      <style:text-properties officeooo:rsid="00078103"/>
    </style:style>
    <style:style style:name="T4" style:family="text">
      <style:text-properties officeooo:rsid="000eca11"/>
    </style:style>
    <style:style style:name="T5" style:family="text">
      <style:text-properties officeooo:rsid="00100e3f"/>
    </style:style>
    <style:style style:name="T6" style:family="text">
      <style:text-properties style:font-size-asian="10pt"/>
    </style:style>
    <style:style style:name="T7" style:family="text">
      <style:text-properties officeooo:rsid="00122497" style:font-size-asian="10pt"/>
    </style:style>
    <style:style style:name="T8" style:family="text">
      <style:text-properties officeooo:rsid="00122497"/>
    </style:style>
    <style:style style:name="T9" style:family="text">
      <style:text-properties style:text-position="super 58%" officeooo:rsid="00172b9b"/>
    </style:style>
    <style:style style:name="T10" style:family="text">
      <style:text-properties officeooo:rsid="0012d7fd"/>
    </style:style>
    <style:style style:name="T11" style:family="text">
      <style:text-properties officeooo:rsid="0013e08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78103" style:font-style-asian="italic" style:font-style-complex="italic"/>
    </style:style>
    <style:style style:name="T14" style:family="text">
      <style:text-properties fo:font-style="italic" officeooo:rsid="00122497" style:font-style-asian="italic" style:font-style-complex="italic"/>
    </style:style>
    <style:style style:name="T15" style:family="text">
      <style:text-properties fo:color="#000000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172b9b"/>
    </style:style>
    <style:style style:name="T19" style:family="text">
      <style:text-properties officeooo:rsid="00188dce"/>
    </style:style>
    <style:style style:name="T20" style:family="text">
      <style:text-properties officeooo:rsid="001b61b5"/>
    </style:style>
    <style:style style:name="T2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Joshua Morton</text:p>
          </table:table-cell>
          <table:table-cell table:style-name="Table1.B1" office:value-type="string">
            <text:p text:style-name="P8">email <text:a xlink:type="simple" xlink:href="mailto:joshua.morton@gatech.edu"><text:span text:style-name="T16">joshua.morton@gatech.edu</text:span></text:a></text:p>
            <text:p text:style-name="P8">github <text:a xlink:type="simple" xlink:href="http://github.com/joshuamorton"><text:span text:style-name="T17">github.com/joshuamorton</text:span></text:a></text:p>
            <text:p text:style-name="P38">phone <text:span text:style-name="T1">678-984-5458</text:span></text:p>
            <text:p text:style-name="P39">page<text:span text:style-name="T1"> </text:span><text:a xlink:type="simple" xlink:href="https://joshuamorton.github.io/"><text:span text:style-name="T16">https://joshuamorton.github.io</text:span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Education</text:p>
            <text:p text:style-name="P12">Georgia Institute of Technology</text:p>
            <text:p text:style-name="P20">Computer Science</text:p>
            <text:p text:style-name="P20"><text:span text:style-name="T5">Graduating May</text:span> 2017</text:p>
            <text:p text:style-name="P17">GPA: 3.27 (3.48 CS)</text:p>
            <text:p text:style-name="P17"/>
            <text:p text:style-name="P5">Skills</text:p>
            <text:p text:style-name="P22"><text:s/>- Machine Learning</text:p>
            <text:p text:style-name="P22"><text:s/>- Automated Intelligence</text:p>
            <text:p text:style-name="P22"><text:s/>- Algorithms</text:p>
            <text:p text:style-name="P22"><text:s/>- Computer Graphics</text:p>
            <text:p text:style-name="P22"><text:s/>- <text:span text:style-name="T11">Python</text:span></text:p>
            <text:p text:style-name="P29"><text:s/>- Java, Javascript, C</text:p>
            <text:p text:style-name="P22"/>
            <text:p text:style-name="P3">Organizations</text:p>
            <text:p text:style-name="P16">The Agency</text:p>
            <text:p text:style-name="P26"><text:span text:style-name="T13">External Affairs</text:span> <text:span text:style-name="T2">Since </text:span>Feb 2015</text:p>
            <text:p text:style-name="P25"><text:span text:style-name="T12">Secretary </text:span><text:span text:style-name="T21">May</text:span> 2014<text:span text:style-name="T8"> – </text:span>Jan 2015</text:p>
            <text:p text:style-name="P25"><text:s/>- <text:span text:style-name="T5">Undergraduate automated intelligence research club</text:span></text:p>
            <text:p text:style-name="P23"><text:s text:c="2"/>- Present, lead projects, and court faculty speakers</text:p>
            <text:p text:style-name="P25"/>
            <text:p text:style-name="P14">Undergraduate Council</text:p>
            <text:p text:style-name="P27"><text:span text:style-name="T12">Vice President</text:span> <text:span text:style-name="T20">S</text:span>ince Jan 201<text:span text:style-name="T3">5</text:span></text:p>
            <text:p text:style-name="P27"><text:span text:style-name="T3"><text:s/>- Facilitate</text:span> <text:span text:style-name="T3">communication</text:span> between students and staff <text:span text:style-name="T3">in the College of Computing</text:span></text:p>
            <text:p text:style-name="P24"><text:s/>- <text:span text:style-name="T8">R</text:span>esource for students interested in leading organizations</text:p>
            <text:p text:style-name="P27"/>
            <text:p text:style-name="P15">Freshman Activities Board</text:p>
            <text:p text:style-name="P23"><text:span text:style-name="T14">Adviser</text:span> Since Jan 2015</text:p>
            <text:p text:style-name="P23"><text:s/>- <text:span text:style-name="T5">Improve introductory courses</text:span></text:p>
            <text:p text:style-name="P28"><text:s/>- Lead Tech Talks and seminars aimed at new students</text:p>
            <text:p text:style-name="P23"/>
            <text:p text:style-name="P4">Awards</text:p>
            <text:p text:style-name="P23"><text:s/>- Top 10 at M<text:span text:style-name="T8">H</text:span>acks IV for Serve</text:p>
            <text:p text:style-name="P23"><text:s/>- First at Google Games Atlanta 2015</text:p>
            <text:p text:style-name="P23"><text:s/>- Voted Outstanding Sophomore in Computing (2015)</text:p>
            <text:p text:style-name="P23"><text:s/>- <text:span text:style-name="T18">4</text:span><text:span text:style-name="T9">th</text:span><text:span text:style-name="T18"> place in IARRC 2015</text:span></text:p>
          </table:table-cell>
          <table:table-cell table:style-name="Table2.A1" office:value-type="string">
            <text:p text:style-name="P7">Experience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3">GT College of Computing</text:p>
                </table:table-cell>
                <table:table-cell table:style-name="Table6.A1" office:value-type="string">
                  <text:p text:style-name="P37">August 2015<text:span text:style-name="T19"> – </text:span>Present</text:p>
                </table:table-cell>
              </table:table-row>
            </table:table>
            <text:p text:style-name="P21">Career Ambassador</text:p>
            <text:p text:style-name="P21"><text:s/>- <text:span text:style-name="T19">Provide one on one resume and interview advice</text:span></text:p>
            <text:p text:style-name="P41"><text:s/>- Lead seminars on technical topics</text:p>
            <text:p text:style-name="P21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9">Decision First Technologies</text:p>
                </table:table-cell>
                <table:table-cell table:style-name="Table3.A1" office:value-type="string">
                  <text:p text:style-name="P35">May 2015 – Aug 2015</text:p>
                </table:table-cell>
              </table:table-row>
            </table:table>
            <text:p text:style-name="P18">Business Intelligence Intern</text:p>
            <text:p text:style-name="P30"><text:s/>- <text:span text:style-name="T8">Build</text:span> internal tools to facilitate <text:span text:style-name="T8">constructing</text:span> <text:span text:style-name="T8">HTML and Javascript dashboards</text:span></text:p>
            <text:p text:style-name="P30"><text:s/>- Create an installer<text:span text:style-name="T6"> </text:span><text:span text:style-name="T7">to improve the marketability of an existing product</text:span></text:p>
            <text:p text:style-name="P31"><text:s/>- Prototype tools, dashboards, and other projects and investigate <text:span text:style-name="T8">and report on their feasibility</text:span></text:p>
            <text:p text:style-name="P31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">RIM@GT</text:p>
                </table:table-cell>
                <table:table-cell table:style-name="Table4.A1" office:value-type="string">
                  <text:p text:style-name="P34"><text:span text:style-name="T4">Dec</text:span> 201<text:span text:style-name="T4">4</text:span> – <text:span text:style-name="T4">May</text:span> 2015</text:p>
                </table:table-cell>
              </table:table-row>
            </table:table>
            <text:p text:style-name="P31">Undergraduate Researcher</text:p>
            <text:p text:style-name="P33"><text:s/>- Build an application in <text:span text:style-name="T8">C++ </text:span>with OpenSceneGraph to visualize live hand pose data from a dataglove</text:p>
            <text:p text:style-name="P31"><text:s/>- Apply machine learning algorithms to the data in real time using WEKA in Java via Java Native Interface</text:p>
            <text:p text:style-name="P31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0">Circus Camp</text:p>
                </table:table-cell>
                <table:table-cell table:style-name="Table5.A1" office:value-type="string">
                  <text:p text:style-name="P32">May 2009 – July 2014</text:p>
                </table:table-cell>
              </table:table-row>
            </table:table>
            <text:p text:style-name="P19">Camp <text:span text:style-name="T11">C</text:span>ounselor</text:p>
            <text:p text:style-name="P19"><text:s/>- Teach children ages 5-13 skills like juggling, unicycling <text:s/><text:span text:style-name="T8">acrobatics, and related circus skills</text:span></text:p>
            <text:p text:style-name="P19"><text:s/>- Assist in <text:span text:style-name="T8">planning and </text:span>performing camp-wide shows</text:p>
            <text:p text:style-name="P19"/>
            <text:p text:style-name="P6">Projects</text:p>
            <text:p text:style-name="P11">IARRC (Racecar)</text:p>
            <text:p text:style-name="P36"><text:a xlink:type="simple" xlink:href="http://github.com/RoboJackets/iarrc-software"><text:span text:style-name="T15">github.com/RoboJackets/iarrc-software</text:span></text:a></text:p>
            <text:p text:style-name="P36"><text:s/>- Entry in the <text:span text:style-name="T8">2015 </text:span>International Autonomous Robot Racing Competition</text:p>
            <text:p text:style-name="P36"><text:s/>- Reactive control robot in C++ using ROS, and OpenCV</text:p>
            <text:p text:style-name="P36"><text:s/>- Navigates a racecourse with other vehicles</text:p>
            <text:p text:style-name="P36"/>
            <text:p text:style-name="P11">ClassRank</text:p>
            <text:p text:style-name="P36"><text:a xlink:type="simple" xlink:href="http://github.com/joshuamorton/turnt-octo-tyrion"><text:span text:style-name="T15">github.com/joshuamorton/turnt-octo-tyrion</text:span></text:a></text:p>
            <text:p text:style-name="P36"><text:a xlink:type="simple" xlink:href="http://github.com/joshuamorton/ClassRank"><text:span text:style-name="T15">github.com/joshuamorton/ClassRank</text:span></text:a></text:p>
            <text:p text:style-name="P36"><text:s/>- Application to allow students to more intelligently schedule classes <text:span text:style-name="T8">based on existing preferences</text:span></text:p>
            <text:p text:style-name="P36"><text:s/>- Uses online collaborative filtering in Python on a Tornado webserver using SQLAlchemy</text:p>
            <text:p text:style-name="P36"/>
            <text:p text:style-name="P11">Serve</text:p>
            <text:p text:style-name="P36"><text:a xlink:type="simple" xlink:href="http://github.com/joshuamorton/serve"><text:span text:style-name="T15">github.com/joshuamorton/serve</text:span></text:a></text:p>
            <text:p text:style-name="P36"><text:s/>- <text:span text:style-name="T10">Built in 36 hours at Mhacks IV, Serve a</text:span>llows users to host small snippets of code and call them via an API</text:p>
            <text:p text:style-name="P36"><text:s/>- <text:span text:style-name="T10">Runs on Flask wrapping code execution in docker containers for security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Raleway" svg:font-family="Ralewa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65in" fo:margin-right="0.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8T15:17:16.318000000</meta:creation-date>
    <dc:date>2015-09-11T02:57:48.750000000</dc:date>
    <meta:editing-duration>PT9H15M16S</meta:editing-duration>
    <meta:editing-cycles>12</meta:editing-cycles>
    <meta:generator>LibreOffice/4.1.1.2$Windows_x86 LibreOffice_project/7e4286b58adc75a14f6d83f53a03b6c11fa2903</meta:generator>
    <meta:document-statistic meta:table-count="6" meta:image-count="0" meta:object-count="0" meta:page-count="1" meta:paragraph-count="73" meta:word-count="389" meta:character-count="2650" meta:non-whitespace-character-count="2295"/>
  </office:meta>
</office:document-meta>
</file>